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Accanthis ADF Std" svg:font-family="'Accanthis ADF Std'" style:font-pitch="variable"/>
    <style:font-face style:name="Latin Modern Math" svg:font-family="'Latin Modern Math'" style:font-pitch="variable"/>
    <style:font-face style:name="Samanata" svg:font-family="Samanata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wiss" style:font-pitch="variable"/>
    <style:font-face style:name="Carlito" svg:font-family="Carlito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erif" fo:font-size="16pt" style:text-underline-style="none" fo:font-weight="bold" officeooo:rsid="001e23b7" officeooo:paragraph-rsid="001e23b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FreeSerif" fo:font-size="11pt" style:text-underline-style="none" fo:font-weight="normal" officeooo:rsid="001e23b7" officeooo:paragraph-rsid="001e23b7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FreeSerif" fo:font-size="11pt" style:text-underline-style="none" fo:font-weight="normal" officeooo:rsid="0023c784" officeooo:paragraph-rsid="0023c784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FreeSerif" fo:font-size="11pt" style:text-underline-style="solid" style:text-underline-width="auto" style:text-underline-color="font-color" fo:font-weight="normal" officeooo:rsid="002146c9" officeooo:paragraph-rsid="002146c9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ing Beam Elements in CalculiX</text:p>
      <text:p text:style-name="P1"/>
      <text:p text:style-name="P2">The following document details the use of beam elements in CalculiX. The problems have been verified with hand calculations. </text:p>
      <text:p text:style-name="P2"/>
      <text:p text:style-name="P4">Problem 1:</text:p>
      <text:p text:style-name="P4"/>
      <text:p text:style-name="P3">Calculate the maximum deflection, maximum bending moment and the maximum bending stress in a cantilever beam which is 10in long under the action of a concentrated force 1.25 lbf as shown below.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Accanthis ADF Std" svg:font-family="'Accanthis ADF Std'" style:font-pitch="variable"/>
    <style:font-face style:name="Latin Modern Math" svg:font-family="'Latin Modern Math'" style:font-pitch="variable"/>
    <style:font-face style:name="Samanata" svg:font-family="Samanata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wiss" style:font-pitch="variable"/>
    <style:font-face style:name="Carlito" svg:font-family="Carlito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22:15:47.587980023</meta:creation-date>
    <dc:date>2019-04-24T22:25:18.222544376</dc:date>
    <meta:editing-duration>PT9M29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1" meta:paragraph-count="4" meta:word-count="58" meta:character-count="360" meta:non-whitespace-character-count="304"/>
  </office:meta>
</office:document-meta>
</file>